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aecf00" draw:fill-gradient-name="gradient" draw:gradient-step-count="0" draw:textarea-horizontal-align="justify" draw:textarea-vertical-align="middle" draw:auto-grow-height="false" fo:min-height="11.496cm" fo:min-width="15.462cm" draw:shadow="visible" draw:shadow-color="#4c4c4c" draw:shadow-opacity="40%"/>
    </style:style>
    <style:style style:name="gr2" style:family="graphic" style:parent-style-name="standard">
      <style:graphic-properties svg:stroke-width="0.02cm" svg:stroke-color="#000000" draw:marker-start-width="0.275cm" draw:marker-end-width="0.275cm" draw:fill="solid" draw:fill-color="#ffff99" draw:textarea-horizontal-align="justify" draw:textarea-vertical-align="middle" draw:auto-grow-height="false" fo:min-height="0.643cm" fo:min-width="2.17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75cm" draw:marker-end-width="0.275cm" draw:fill="solid" draw:fill-color="#ffff99" draw:textarea-horizontal-align="justify" draw:textarea-vertical-align="middle" draw:auto-grow-height="false" fo:min-height="0.673cm" fo:min-width="2.2cm" fo:padding-top="0.135cm" fo:padding-bottom="0.135cm" fo:padding-left="0.26cm" fo:padding-right="0.2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gradient" draw:fill-color="#aecf00" draw:fill-gradient-name="gradient" draw:gradient-step-count="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99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962cm" svg:height="11.746cm" svg:x="1.891cm" svg:y="1.7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936cm" svg:height="1.017cm" svg:x="7.273cm" svg:y="3.024cm">
          <text:p text:style-name="P2"><text:span text:style-name="T1">Ap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3" draw:id="id3" draw:layer="layout" svg:width="2.936cm" svg:height="1.017cm" svg:x="2.5cm" svg:y="5.249cm">
          <text:p text:style-name="P2"><text:span text:style-name="T1">DynaLi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2" draw:id="id2" draw:layer="layout" svg:width="2.936cm" svg:height="1.017cm" svg:x="7.273cm" svg:y="5.249cm">
          <text:p text:style-name="P2"><text:span text:style-name="T1">SortTab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8" draw:id="id8" draw:layer="layout" svg:width="2.936cm" svg:height="1.017cm" svg:x="12.141cm" svg:y="5.249cm">
          <text:p text:style-name="P2"><text:span text:style-name="T1">Chart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xml:id="id5" draw:id="id5" draw:layer="layout" svg:width="2.936cm" svg:height="1.017cm" svg:x="7.273cm" svg:y="11.841cm">
          <text:p text:style-name="P2"><text:span text:style-name="T1">PicoRea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xml:id="id6" draw:id="id6" draw:layer="layout" svg:width="2.936cm" svg:height="1.017cm" svg:x="7.273cm" svg:y="7.414cm">
          <text:p text:style-name="P2"><text:span text:style-name="T1">AjaxTab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xml:id="id4" draw:id="id4" draw:layer="layout" svg:width="2.936cm" svg:height="1.017cm" svg:x="7.273cm" svg:y="9.634cm">
          <text:p text:style-name="P2"><text:span text:style-name="T1">DynaTab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4" draw:layer="layout" draw:type="line" svg:x1="8.741cm" svg:y1="4.041cm" svg:x2="8.741cm" svg:y2="5.249cm" draw:start-shape="id1" draw:start-glue-point="6" draw:end-shape="id2" draw:end-glue-point="4" svg:d="M8741 4041v1208" svg:viewBox="0 0 1 1209">
          <text:p/>
        </draw:connector>
        <draw:connector draw:style-name="gr4" draw:text-style-name="P4" draw:layer="layout" draw:type="curve" svg:x1="8.741cm" svg:y1="4.041cm" svg:x2="3.968cm" svg:y2="5.249cm" draw:start-shape="id1" draw:start-glue-point="6" draw:end-shape="id3" draw:end-glue-point="4" svg:d="M8741 4041c0 904-4773 301-4773 1208" svg:viewBox="0 0 4774 1209">
          <text:p/>
        </draw:connector>
        <draw:connector draw:style-name="gr4" draw:text-style-name="P4" draw:layer="layout" draw:type="line" svg:x1="8.741cm" svg:y1="10.651cm" svg:x2="8.741cm" svg:y2="11.841cm" draw:start-shape="id4" draw:start-glue-point="6" draw:end-shape="id5" draw:end-glue-point="4" svg:d="M8741 10651v1190" svg:viewBox="0 0 1 1191">
          <text:p/>
        </draw:connector>
        <draw:connector draw:style-name="gr4" draw:text-style-name="P4" draw:layer="layout" draw:type="line" svg:x1="8.741cm" svg:y1="8.431cm" svg:x2="8.741cm" svg:y2="9.634cm" draw:start-shape="id6" draw:start-glue-point="6" draw:end-shape="id4" draw:end-glue-point="4" svg:d="M8741 8431v1203" svg:viewBox="0 0 1 1204">
          <text:p/>
        </draw:connector>
        <draw:connector draw:style-name="gr4" draw:text-style-name="P4" draw:layer="layout" draw:type="line" svg:x1="8.741cm" svg:y1="6.266cm" svg:x2="8.741cm" svg:y2="7.414cm" draw:start-shape="id2" draw:start-glue-point="6" draw:end-shape="id6" draw:end-glue-point="4" svg:d="M8741 6266v1148" svg:viewBox="0 0 1 1149">
          <text:p/>
        </draw:connector>
        <draw:connector draw:style-name="gr4" draw:text-style-name="P4" draw:layer="layout" draw:type="line" svg:x1="3.968cm" svg:y1="6.266cm" svg:x2="3.968cm" svg:y2="9.634cm" draw:start-shape="id3" draw:start-glue-point="6" draw:end-shape="id7" draw:end-glue-point="4" svg:d="M3968 6266v3368" svg:viewBox="0 0 1 3369">
          <text:p/>
        </draw:connector>
        <draw:connector draw:style-name="gr4" draw:text-style-name="P4" draw:layer="layout" draw:type="curve" svg:x1="5.436cm" svg:y1="5.758cm" svg:x2="7.273cm" svg:y2="12.35cm" draw:start-shape="id3" draw:start-glue-point="7" draw:end-shape="id5" draw:end-glue-point="5" svg:d="M5436 5758c1378 0 460 6592 1837 6592" svg:viewBox="0 0 1838 6593">
          <text:p/>
        </draw:connector>
        <draw:connector draw:style-name="gr4" draw:text-style-name="P4" draw:layer="layout" draw:type="curve" svg:x1="8.741cm" svg:y1="4.041cm" svg:x2="13.609cm" svg:y2="5.249cm" draw:start-shape="id1" draw:start-glue-point="6" draw:end-shape="id8" draw:end-glue-point="4" svg:d="M8741 4041c0 904 4868 301 4868 1208" svg:viewBox="0 0 4869 1209">
          <text:p/>
        </draw:connector>
        <draw:custom-shape draw:style-name="gr3" draw:text-style-name="P3" xml:id="id9" draw:id="id9" draw:layer="layout" svg:width="2.936cm" svg:height="1.017cm" svg:x="12.141cm" svg:y="7.414cm">
          <text:p text:style-name="P2"><text:span text:style-name="T1">AjaxCha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4" draw:layer="layout" draw:type="line" svg:x1="13.609cm" svg:y1="6.266cm" svg:x2="13.609cm" svg:y2="7.414cm" draw:start-shape="id8" draw:start-glue-point="6" draw:end-shape="id9" draw:end-glue-point="4" svg:d="M13609 6266v1148" svg:viewBox="0 0 1 1149">
          <text:p/>
        </draw:connector>
        <draw:connector draw:style-name="gr5" draw:text-style-name="P4" draw:layer="layout" draw:type="curve" svg:x1="8.741cm" svg:y1="8.431cm" svg:x2="3.968cm" svg:y2="9.634cm" draw:start-shape="id6" draw:start-glue-point="6" draw:end-shape="id7" svg:d="M8741 8431c0 901-4773 300-4773 1203" svg:viewBox="0 0 4774 1204">
          <text:p text:style-name="P2"><text:s/></text:p>
        </draw:connector>
        <draw:custom-shape draw:style-name="gr3" draw:text-style-name="P3" xml:id="id7" draw:id="id7" draw:layer="layout" svg:width="2.936cm" svg:height="1.017cm" svg:x="2.5cm" svg:y="9.634cm">
          <text:p text:style-name="P2"><text:span text:style-name="T1">JsonMa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5" draw:layer="layout" svg:width="1.687cm" svg:height="10.796cm" svg:x="15.156cm" svg:y="2.011cm">
          <draw:text-box>
            <text:p text:style-name="P2"><text:span text:style-name="T1">Leve</text:span><text:span text:style-name="T1">l</text:span></text:p>
            <text:p text:style-name="P2"><text:span text:style-name="T1"/></text:p>
            <text:p text:style-name="P2"><text:span text:style-name="T1">1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2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3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4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cfe7f5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e </meta:initial-creator>
    <meta:creation-date>2022-03-04T10:09:12.104646270</meta:creation-date>
    <dc:date>2022-03-04T11:43:16.601000038</dc:date>
    <dc:creator>Nike </dc:creator>
    <meta:editing-duration>PT31M9S</meta:editing-duration>
    <meta:editing-cycles>5</meta:editing-cycles>
    <meta:generator>LibreOffice/6.0.7.3$Linux_X86_64 LibreOffice_project/00m0$Build-3</meta:generator>
    <meta:document-statistic meta:object-count="21"/>
  </office:meta>
</office:document-meta>
</file>